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標準-title">
      <style:graphic-properties draw:auto-grow-height="true" fo:min-height="3.506cm"/>
    </style:style>
    <style:style style:name="pr2" style:family="presentation" style:parent-style-name="標準-outline1">
      <style:graphic-properties fo:min-height="11.92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subtitle">
      <style:graphic-properties draw:fill-color="#ffffff" fo:min-height="16.255cm"/>
    </style:style>
    <style:style style:name="pr5" style:family="presentation" style:parent-style-name="標準-title">
      <style:graphic-properties fo:min-height="3.506cm"/>
    </style:style>
    <style:style style:name="pr6" style:family="presentation" style:parent-style-name="標準-subtitle">
      <style:graphic-properties draw:fill-color="#ffffff" fo:min-height="12.179cm"/>
    </style:style>
    <style:style style:name="P1" style:family="paragraph">
      <style:text-properties style:font-size-asian="32pt"/>
    </style:style>
    <style:style style:name="P2" style:family="paragraph">
      <style:text-properties style:font-size-asian="20pt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P4" style:family="paragraph">
      <style:paragraph-properties fo:text-align="center"/>
      <style:text-properties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第４回　UNIX V6 読書会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前回までのあらすじ<text:line-break/></text:p>
                <text:list>
                  <text:list-item>
                    <text:p>本書を読み進めるにあたって</text:p>
                  </text:list-item>
                  <text:list-item>
                    <text:p>第 II 部　プロセスまとめ<text:line-break/></text:p>
                    <text:list>
                      <text:list-item>
                        <text:p>プロセス概要</text:p>
                      </text:list-item>
                      <text:list-item>
                        <text:p>プロセスの制御</text:p>
                      </text:list-item>
                      <text:list-item>
                        <text:p>スワッピング（第３回の内容）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32">
        <draw:frame presentation:style-name="pr4" draw:layer="layout" svg:width="25.199cm" svg:height="16.255cm" svg:x="1.4cm" svg:y="0.837cm" presentation:class="subtitle">
          <draw:text-box>
            <text:p>ひとまず、試験おつかれさまでした。<text:line-break/><text:line-break/>m(_ _)m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3T0">
        <draw:frame presentation:style-name="pr5" draw:layer="layout" svg:width="25.199cm" svg:height="3.506cm" svg:x="1.4cm" svg:y="0.837cm" presentation:class="title">
          <draw:text-box>
            <text:p>テーマ　：　前回までのあらすじ</text:p>
          </draw:text-box>
        </draw:frame>
        <draw:frame presentation:style-name="pr6" draw:text-style-name="P1" draw:layer="layout" svg:width="24.639cm" svg:height="12.179cm" svg:x="1.4cm" svg:y="4.914cm" presentation:class="subtitle">
          <draw:text-box>
            <text:p text:style-name="P1">大事（そう）なところだけ抜粋します</text:p>
            <text:p text:style-name="P1"/>
            <text:p text:style-name="P1"/>
            <text:p text:style-name="P1">※　意見には個人差があります</text:p>
            <text:p text:style-name="P1"/>
            <text:p text:style-name="P1">※　誤りが含まれている可能性もあります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4T19">
        <draw:frame presentation:style-name="pr5" draw:layer="layout" svg:width="25.199cm" svg:height="3.506cm" svg:x="1.4cm" svg:y="7.737cm" presentation:class="title" presentation:user-transformed="true">
          <draw:text-box>
            <text:p>本書を読み進めるにあたって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本書を読み進めるにあたって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sm が難しくて一人で勉強してると ぅっ になる<text:line-break/></text:p>
              </text:list-item>
              <text:list-item>
                <text:p>C 言語も vintage なフォーマットなので<text:line-break/>油断ならない<text:line-break/></text:p>
              </text:list-item>
              <text:list-item>
                <text:p>変数の使いまわし、アタリマエ。</text:p>
                <text:list>
                  <text:list-item>
                    <text:p>この時代はメモリをケチることこそ正義！（？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PDP-11 の asm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はじめの一歩としてはこちらが参考になりました</text:p>
                <text:list>
                  <text:list-item>
                    <text:p><text:a xlink:href="http://ja.wikipedia.org/wiki/PDP-11" xlink:type="simple">http://ja.wikipedia.org/wiki/PDP-11</text:a></text:p>
                    <text:list>
                      <text:list-item>
                        <text:p>5.2 アドレッシングモード</text:p>
                        <text:list>
                          <text:list-item>
                            <text:p>ひとまず 5.2.3 の SP の分だけでも押さえておく </text:p>
                          </text:list-item>
                        </text:list>
                      </text:list-item>
                      <text:list-item>
                        <text:p>5.3 命令セット<text:line-break/></text:p>
                      </text:list-item>
                    </text:list>
                  </text:list-item>
                  <text:list-item>
                    <text:p>給与を得る立場になったらぜひ<text:line-break/>「ジミー・ウェールズ氏からのお願い」<text:line-break/>を聞いてあげてください。<text:line-break/></text:p>
                  </text:list-item>
                </text:list>
              </text:list-item>
              <text:list-item>
                <text:p>ここに無い情報は official を参照</text:p>
                <text:list>
                  <text:list-item>
                    <text:p>"UNIX assembler reference manual"<text:line-break/>でググると pdf が出てきます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PDP-11 の asm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分岐命令 (Bxx) と分岐先について</text:p>
                <text:list>
                  <text:list-item>
                    <text:p>BR <text:tab/>1f</text:p>
                    <text:list>
                      <text:list-item>
                        <text:p>無条件で下方の "1:" に分岐<text:line-break/></text:p>
                      </text:list-item>
                    </text:list>
                  </text:list-item>
                  <text:list-item>
                    <text:p>BEC(= BCC) <text:tab/>2f</text:p>
                    <text:list>
                      <text:list-item>
                        <text:p>演算結果が桁あふれありなら下方の "2:" に分岐<text:line-break/></text:p>
                      </text:list-item>
                      <text:list-item>
                        <text:p>"f" は "forward"、 "b" は "backward"。</text:p>
                      </text:list-item>
                      <text:list-item>
                        <text:p>一般的なラベル（loop, call, 等）とは扱いが異なる？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PDP-11 の要点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16 bit プロセッサ</text:p>
                <text:list>
                  <text:list-item>
                    <text:p>1 ワードは 16 bit</text:p>
                  </text:list-item>
                </text:list>
              </text:list-item>
              <text:list-item>
                <text:p>Unibus は 18 bit</text:p>
                <text:list>
                  <text:list-item>
                    <text:p>18 bit アドレスで、メモリは 2^18 = 256 KB。</text:p>
                  </text:list-item>
                </text:list>
              </text:list-item>
              <text:list-item>
                <text:p>PSW</text:p>
                <text:list>
                  <text:list-item>
                    <text:p>カーネルモードとユーザーモード</text:p>
                  </text:list-item>
                </text:list>
              </text:list-item>
              <text:list-item>
                <text:p>汎用レジスタ</text:p>
              </text:list-item>
              <text:list-item>
                <text:p>MMU(SR0, SR2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4T19">
        <draw:frame presentation:style-name="pr5" draw:layer="layout" svg:width="25.199cm" svg:height="3.506cm" svg:x="1.4cm" svg:y="7.737cm" presentation:class="title" presentation:user-transformed="true">
          <draw:text-box>
            <text:p>ここからプロセスのお話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プロセス概要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基本的なルールは Linux と一緒<text:line-break/></text:p>
              </text:list-item>
              <text:list-item>
                <text:p>管理情報</text:p>
                <text:list>
                  <text:list-item>
                    <text:p>proc 構造体</text:p>
                    <text:list>
                      <text:list-item>
                        <text:p>メモリ上の特定領域に常に存在</text:p>
                      </text:list-item>
                      <text:list-item>
                        <text:p>プロセス最大数は NPROC (= 50)<text:line-break/></text:p>
                      </text:list-item>
                    </text:list>
                  </text:list-item>
                  <text:list-item>
                    <text:p>user 構造体</text:p>
                    <text:list>
                      <text:list-item>
                        <text:p>PPDA 領域内</text:p>
                      </text:list-item>
                      <text:list-item>
                        <text:p>グローバル変数 u でアクセス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3" draw:layer="layout" svg:width="1.2cm" svg:height="8.4cm" svg:x="18.8cm" svg:y="9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4" draw:layer="layout" svg:width="6cm" svg:height="4.6cm" svg:x="21cm" svg:y="9.4cm">
          <text:p text:style-name="P3"><text:span text:style-name="T1">1 </text:span><text:span text:style-name="T1">プロセスにつき</text:span><text:span text:style-name="T1"><text:line-break/></text:span><text:span text:style-name="T1">それぞれ </text:span><text:span text:style-name="T1">1 </text:span><text:span text:style-name="T1">つずつ</text:span></text:p>
          <text:p text:style-name="P3"><text:span text:style-name="T1">紐付けられる。</text:span></text:p>
          <draw:enhanced-geometry svg:viewBox="0 0 21600 21600" draw:text-areas="800 800 20800 20800" draw:type="round-rectangular-callout" draw:modifiers="-1929.27845359107 18557.8787220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プロセス概要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アドレス空間</text:p>
                <text:list>
                  <text:list-item>
                    <text:p>物理アドレス : 先述の通り 18 bit (256 KB)<text:line-break/></text:p>
                  </text:list-item>
                  <text:list-item>
                    <text:p>仮想アドレス : 16 bit (64 KB)</text:p>
                    <text:list>
                      <text:list-item>
                        <text:p>仮想アドレス空間はプロセス毎に存在し、<text:line-break/>管理は APR (PAR + PDR) でしている。</text:p>
                      </text:list-item>
                      <text:list-item>
                        <text:p>APR はカーネル用とユーザー用が別個に存在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プロセスの制御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基本的なルールは Linux と一緒<text:line-break/></text:p>
              </text:list-item>
              <text:list-item>
                <text:p>P.60</text:p>
                <text:list>
                  <text:list-item>
                    <text:p>自分の子プロセスを探すには（中略）<text:line-break/>自分を指しているものを探す必要がある。（？）</text:p>
                    <text:list>
                      <text:list-item>
                        <text:p>fork() からの戻り値が子プロセスの pid では？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fork() の内部処理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source/s4/fork.s</text:p>
                <text:list>
                  <text:list-item>
                    <text:p>_fork: が C ライブラリの fork() に相当</text:p>
                  </text:list-item>
                  <text:list-item>
                    <text:p>sys<text:tab/>fork<text:line-break/>でカーネルモードにスイッチ</text:p>
                  </text:list-item>
                </text:list>
              </text:list-item>
              <text:list-item>
                <text:p>sys/ken.c の fork() ← カーネル内の fork()</text:p>
                <text:list>
                  <text:list-item>
                    <text:p>newproc()</text:p>
                    <text:list>
                      <text:list-item>
                        <text:p>親プロセスには 0 が返る</text:p>
                      </text:list-item>
                      <text:list-item>
                        <text:p>子プロセスには 1 が返る ← 本日のハマリポイント（後述）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newproc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この関数の戻り値は 0</text:p>
              </text:list-item>
              <text:list-item>
                <text:p>しかし子プロセスからコールした場合には<text:line-break/>1 が戻る不思議<text:line-break/></text:p>
              </text:list-item>
              <text:list-item>
                <text:p>この話は一旦 pending されて<text:line-break/>まずは親子のコンテキストスイッチの話へ<text:line-break/> → 3.3 実行プロセスの切り替え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sleep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T.B.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swtch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T.B.D</text:p>
              </text:list-item>
              <text:list-item>
                <text:p/>
              </text:list-item>
              <text:list-item>
                <text:p/>
              </text:list-item>
              <text:list-item>
                <text:p>runrun</text:p>
                <text:list>
                  <text:list-item>
                    <text:p>実行中のプロセスよりも高い優先度のプロセスが<text:line-break/>存在する場合にセットされる。</text:p>
                  </text:list-item>
                  <text:list-item>
                    <text:p>しかしバグっている（？）</text:p>
                  </text:list-item>
                </text:list>
              </text:list-item>
              <text:list-item>
                <text:p>swtch() からの戻り先について（震え声）</text:p>
                <text:list>
                  <text:list-item>
                    <text:p>スタックの挙動を知らないのが許されるのは<text:line-break/>小学生までだよねー（キャハハ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UNIX V6 におけるスタックの流れ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まずは Wikipedia の 5.2.3 を復讐</text:p>
                <text:list>
                  <text:list-item>
                    <text:p><text:a xlink:href="http://ja.wikipedia.org/wiki/PDP-11" xlink:type="simple">http://ja.wikipedia.org/wiki/PDP-11</text:a><text:line-break/></text:p>
                  </text:list-item>
                </text:list>
              </text:list-item>
              <text:list-item>
                <text:p>何度も P.78 ～ 82 を読み返す。<text:line-break/></text:p>
              </text:list-item>
              <text:list-item>
                <text:p>cret も押さえておく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savu(), retu(), aretu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なるほどわからん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プロセス優先度と setpri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値が低いほど優先度が高い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wakeup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T.B.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setrun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T.B.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プログラムファイルのフォーマット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T.B.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exec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T.B.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readi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T.B.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estabur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T.B.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sureg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T.B.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expand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T.B.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exit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T.B.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wait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T.B.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sbreak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T.B.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map 構造体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T.B.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領域獲得／解放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T.B.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標準" presentation:presentation-page-layout-name="AL4T19">
        <draw:frame presentation:style-name="pr5" draw:layer="layout" svg:width="25.199cm" svg:height="3.506cm" svg:x="1.4cm" svg:y="7.737cm" presentation:class="title" presentation:user-transformed="true">
          <draw:text-box>
            <text:p>最後に swap について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sched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T.B.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xswap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T.B.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xalloc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T.B.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xfree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T.B.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ei </meta:initial-creator>
    <meta:creation-date>2013-08-31T21:11:05</meta:creation-date>
    <meta:generator>LibreOffice/3.5$Linux_X86_64 LibreOffice_project/350m1$Build-2</meta:generator>
    <dc:date>2013-09-01T00:44:45</dc:date>
    <dc:creator>kei </dc:creator>
    <meta:editing-duration>PT3H20M23S</meta:editing-duration>
    <meta:editing-cycles>72</meta:editing-cycles>
    <meta:document-statistic meta:object-count="167"/>
  </office:meta>
</office:document-meta>
</file>